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3.357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1"/>
        <table:table-column table:style-name="co5" table:default-cell-style-name="ce2"/>
        <table:table-column table:style-name="co3" table:default-cell-style-name="ce1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NODE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SE</text:p>
          </table:table-cell>
          <table:table-cell table:style-name="Default"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  <table:table-cell office:value-type="string" calcext:value-type="string">
            <text:p>EV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21.8842" calcext:value-type="float">
            <text:p>1521.8842</text:p>
          </table:table-cell>
          <table:table-cell office:value-type="float" office:value="768.29944" calcext:value-type="float">
            <text:p>768.29944</text:p>
          </table:table-cell>
          <table:table-cell office:value-type="float" office:value="137714.27" calcext:value-type="float">
            <text:p>137714.27</text:p>
          </table:table-cell>
          <table:table-cell office:value-type="float" office:value="276.43173" calcext:value-type="float">
            <text:p>276.43</text:p>
          </table:table-cell>
          <table:table-cell office:value-type="float" office:value="5928753500000000" calcext:value-type="float">
            <text:p>5.929E+15</text:p>
          </table:table-cell>
          <table:table-cell office:value-type="float" office:value="371.09872" calcext:value-type="float">
            <text:p>371.10</text:p>
          </table:table-cell>
          <table:table-cell office:value-type="float" office:value="0.769864976406097" calcext:value-type="float">
            <text:p>0.76986497640609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82.4238" calcext:value-type="float">
            <text:p>1282.4238</text:p>
          </table:table-cell>
          <table:table-cell office:value-type="float" office:value="550.58435" calcext:value-type="float">
            <text:p>550.58435</text:p>
          </table:table-cell>
          <table:table-cell office:value-type="float" office:value="179379.7" calcext:value-type="float">
            <text:p>179379.7</text:p>
          </table:table-cell>
          <table:table-cell office:value-type="float" office:value="328.00983" calcext:value-type="float">
            <text:p>328.01</text:p>
          </table:table-cell>
          <table:table-cell office:value-type="float" office:value="3.0469136E+016" calcext:value-type="float">
            <text:p>3.047E+16</text:p>
          </table:table-cell>
          <table:table-cell office:value-type="float" office:value="423.5324" calcext:value-type="float">
            <text:p>423.53</text:p>
          </table:table-cell>
          <table:table-cell office:value-type="float" office:value="0.408807456493378" calcext:value-type="float">
            <text:p>0.40880745649337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47.2064" calcext:value-type="float">
            <text:p>1147.2064</text:p>
          </table:table-cell>
          <table:table-cell office:value-type="float" office:value="443.27185" calcext:value-type="float">
            <text:p>443.27185</text:p>
          </table:table-cell>
          <table:table-cell office:value-type="float" office:value="114864.4" calcext:value-type="float">
            <text:p>114864.4</text:p>
          </table:table-cell>
          <table:table-cell office:value-type="float" office:value="256.62473" calcext:value-type="float">
            <text:p>256.62</text:p>
          </table:table-cell>
          <table:table-cell office:value-type="float" office:value="3064410000000000" calcext:value-type="float">
            <text:p>3.064E+15</text:p>
          </table:table-cell>
          <table:table-cell office:value-type="float" office:value="338.9165" calcext:value-type="float">
            <text:p>338.92</text:p>
          </table:table-cell>
          <table:table-cell office:value-type="float" office:value="0.415640294551849" calcext:value-type="float">
            <text:p>0.41564029455184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129.2291" calcext:value-type="float">
            <text:p>1129.2291</text:p>
          </table:table-cell>
          <table:table-cell office:value-type="float" office:value="514.7746" calcext:value-type="float">
            <text:p>514.7746</text:p>
          </table:table-cell>
          <table:table-cell office:value-type="float" office:value="158083.73" calcext:value-type="float">
            <text:p>158083.73</text:p>
          </table:table-cell>
          <table:table-cell office:value-type="float" office:value="303.03644" calcext:value-type="float">
            <text:p>303.04</text:p>
          </table:table-cell>
          <table:table-cell office:value-type="float" office:value="8214768700000000" calcext:value-type="float">
            <text:p>8.215E+15</text:p>
          </table:table-cell>
          <table:table-cell office:value-type="float" office:value="397.59744" calcext:value-type="float">
            <text:p>397.60</text:p>
          </table:table-cell>
          <table:table-cell office:value-type="float" office:value="0.405487477779388" calcext:value-type="float">
            <text:p>0.40548747777938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871.8838" calcext:value-type="float">
            <text:p>1871.8838</text:p>
          </table:table-cell>
          <table:table-cell office:value-type="float" office:value="694.4047" calcext:value-type="float">
            <text:p>694.4047</text:p>
          </table:table-cell>
          <table:table-cell office:value-type="float" office:value="157651.14" calcext:value-type="float">
            <text:p>157651.14</text:p>
          </table:table-cell>
          <table:table-cell office:value-type="float" office:value="307.4996" calcext:value-type="float">
            <text:p>307.50</text:p>
          </table:table-cell>
          <table:table-cell office:value-type="float" office:value="2.02941E+016" calcext:value-type="float">
            <text:p>2.029E+16</text:p>
          </table:table-cell>
          <table:table-cell office:value-type="float" office:value="397.05307" calcext:value-type="float">
            <text:p>397.05</text:p>
          </table:table-cell>
          <table:table-cell office:value-type="float" office:value="0.673531532287598" calcext:value-type="float">
            <text:p>0.673531532287598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354.0795" calcext:value-type="float">
            <text:p>1354.0795</text:p>
          </table:table-cell>
          <table:table-cell office:value-type="float" office:value="725.621" calcext:value-type="float">
            <text:p>725.621</text:p>
          </table:table-cell>
          <table:table-cell office:value-type="float" office:value="83520.75" calcext:value-type="float">
            <text:p>83520.75</text:p>
          </table:table-cell>
          <table:table-cell office:value-type="float" office:value="213.18883" calcext:value-type="float">
            <text:p>213.19</text:p>
          </table:table-cell>
          <table:table-cell office:value-type="float" office:value="3136454600000000" calcext:value-type="float">
            <text:p>3.136E+15</text:p>
          </table:table-cell>
          <table:table-cell office:value-type="float" office:value="288.99957" calcext:value-type="float">
            <text:p>289.00</text:p>
          </table:table-cell>
          <table:table-cell office:value-type="float" office:value="0.844933152198792" calcext:value-type="float">
            <text:p>0.84493315219879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511.6006" calcext:value-type="float">
            <text:p>511.6006</text:p>
          </table:table-cell>
          <table:table-cell office:value-type="float" office:value="483.86554" calcext:value-type="float">
            <text:p>483.86554</text:p>
          </table:table-cell>
          <table:table-cell office:value-type="float" office:value="136536.83" calcext:value-type="float">
            <text:p>136536.83</text:p>
          </table:table-cell>
          <table:table-cell office:value-type="float" office:value="271.95294" calcext:value-type="float">
            <text:p>271.95</text:p>
          </table:table-cell>
          <table:table-cell office:value-type="float" office:value="2.9355253E+017" calcext:value-type="float">
            <text:p>2.936E+17</text:p>
          </table:table-cell>
          <table:table-cell office:value-type="float" office:value="369.5089" calcext:value-type="float">
            <text:p>369.51</text:p>
          </table:table-cell>
          <table:table-cell office:value-type="float" office:value="0.424784958362579" calcext:value-type="float">
            <text:p>0.424784958362579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144.897" calcext:value-type="float">
            <text:p>1144.897</text:p>
          </table:table-cell>
          <table:table-cell office:value-type="float" office:value="583.30963" calcext:value-type="float">
            <text:p>583.30963</text:p>
          </table:table-cell>
          <table:table-cell office:value-type="float" office:value="125080.93" calcext:value-type="float">
            <text:p>125080.93</text:p>
          </table:table-cell>
          <table:table-cell office:value-type="float" office:value="254.97685" calcext:value-type="float">
            <text:p>254.98</text:p>
          </table:table-cell>
          <table:table-cell office:value-type="float" office:value="1.5795051E+016" calcext:value-type="float">
            <text:p>1.580E+16</text:p>
          </table:table-cell>
          <table:table-cell office:value-type="float" office:value="353.66782" calcext:value-type="float">
            <text:p>353.67</text:p>
          </table:table-cell>
          <table:table-cell office:value-type="float" office:value="0.633393585681915" calcext:value-type="float">
            <text:p>0.63339358568191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351.9331" calcext:value-type="float">
            <text:p>1351.9331</text:p>
          </table:table-cell>
          <table:table-cell office:value-type="float" office:value="709.55133" calcext:value-type="float">
            <text:p>709.55133</text:p>
          </table:table-cell>
          <table:table-cell office:value-type="float" office:value="120642.08" calcext:value-type="float">
            <text:p>120642.08</text:p>
          </table:table-cell>
          <table:table-cell office:value-type="float" office:value="271.54016" calcext:value-type="float">
            <text:p>271.54</text:p>
          </table:table-cell>
          <table:table-cell office:value-type="float" office:value="1.2127034E+017" calcext:value-type="float">
            <text:p>1.213E+17</text:p>
          </table:table-cell>
          <table:table-cell office:value-type="float" office:value="347.3357" calcext:value-type="float">
            <text:p>347.34</text:p>
          </table:table-cell>
          <table:table-cell office:value-type="float" office:value="0.76042640209198" calcext:value-type="float">
            <text:p>0.760426402091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verage</text:p>
          </table:table-cell>
          <table:table-cell office:value-type="float" office:value="1257.2377" calcext:value-type="float">
            <text:p>1257.2377</text:p>
          </table:table-cell>
          <table:table-cell office:value-type="float" office:value="608.1869" calcext:value-type="float">
            <text:p>608.1869</text:p>
          </table:table-cell>
          <table:table-cell office:value-type="float" office:value="134830.44" calcext:value-type="float">
            <text:p>134830.44</text:p>
          </table:table-cell>
          <table:table-cell office:value-type="float" office:value="275.91785" calcext:value-type="float">
            <text:p>275.92</text:p>
          </table:table-cell>
          <table:table-cell office:value-type="float" office:value="5.5747284E+016" calcext:value-type="float">
            <text:p>5.575E+16</text:p>
          </table:table-cell>
          <table:table-cell office:value-type="float" office:value="365.30115" calcext:value-type="float">
            <text:p>365.30</text:p>
          </table:table-cell>
          <table:table-cell office:value-type="float" office:value="0.592985537317064" calcext:value-type="float">
            <text:p>0.5929855373170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ard Deviation</text:p>
          </table:table-cell>
          <table:table-cell office:value-type="float" office:value="343.81775" calcext:value-type="float">
            <text:p>343.81775</text:p>
          </table:table-cell>
          <table:table-cell office:value-type="float" office:value="111.778854" calcext:value-type="float">
            <text:p>111.778854</text:p>
          </table:table-cell>
          <table:table-cell office:value-type="float" office:value="26635.512" calcext:value-type="float">
            <text:p>26635.512</text:p>
          </table:table-cell>
          <table:table-cell office:value-type="float" office:value="32.019485" calcext:value-type="float">
            <text:p>32.02</text:p>
          </table:table-cell>
          <table:table-cell office:value-type="float" office:value="9.105634E+016" calcext:value-type="float">
            <text:p>9.106E+16</text:p>
          </table:table-cell>
          <table:table-cell office:value-type="float" office:value="37.222458" calcext:value-type="float">
            <text:p>37.22</text:p>
          </table:table-cell>
          <table:table-cell office:value-type="float" office:value="0.169882542811997" calcext:value-type="float">
            <text:p>0.1698825428119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3T16:47:52.294631520</dc:date>
    <meta:editing-duration>PT39M56S</meta:editing-duration>
    <meta:editing-cycles>1</meta:editing-cycles>
    <meta:document-statistic meta:table-count="1" meta:cell-count="107" meta:object-count="0"/>
    <meta:generator>LibreOffice/6.4.7.2$Linux_X86_64 LibreOffice_project/40$Build-2</meta:generator>
  </office:meta>
</office:document-meta>
</file>